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F NS" svg:font-family=".SF N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Times" fo:font-size="36.0pt"/>
    </style:style>
    <style:style style:name="P2" style:family="paragraph" style:parent-style-name="Standard">
      <style:paragraph-properties fo:margin-bottom="0.1388in" fo:line-height="120%"/>
      <style:text-properties style:font-name="Times" fo:font-size="36.0pt"/>
    </style:style>
    <style:style style:name="P3" style:family="paragraph" style:parent-style-name="Standard">
      <style:paragraph-properties fo:line-height="115%"/>
      <style:text-properties style:font-name="Times" fo:font-size="36.0pt" fo:color="#000000"/>
    </style:style>
    <style:style style:name="P4" style:family="paragraph" style:parent-style-name="Standard">
      <style:paragraph-properties fo:margin-bottom="0.2222in"/>
      <style:text-properties style:font-name="Times" fo:font-size="36.0pt" fo:color="#181a1e" fo:background-color="#ffffff"/>
    </style:style>
    <style:style style:name="P5" style:family="paragraph" style:parent-style-name="Standard">
      <style:text-properties style:font-name=".SF NS" fo:font-size="24.0pt" fo:color="#181a1e"/>
    </style:style>
    <style:style style:name="P6" style:family="paragraph" style:parent-style-name="Standard">
      <style:text-properties style:font-name="Times" fo:font-size="36.0pt"/>
    </style:style>
    <style:style style:name="P7"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36.0pt"/>
    </style:style>
    <style:style style:name="P8" style:family="paragraph" style:parent-style-name="Standard">
      <style:text-properties style:font-name="Times" fo:font-size="36.0pt" fo:color="#000000"/>
    </style:style>
    <style:style style:name="P9"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36.0pt"/>
    </style:style>
    <style:style style:name="P10" style:family="paragraph" style:parent-style-name="Standard">
      <style:paragraph-properties fo:margin-left="0.2500in" fo:line-height="115%"/>
      <style:text-properties style:font-name="Times" fo:font-size="36.0pt"/>
    </style:style>
    <style:style style:name="P11" style:family="paragraph" style:parent-style-name="Standard">
      <style:paragraph-properties fo:margin-bottom="0.1388in" fo:margin-left="0.5000in" fo:line-height="115%"/>
      <style:text-properties style:font-name="Times" fo:font-size="36.0pt"/>
    </style:style>
    <style:style style:name="P12" style:family="paragraph" style:parent-style-name="Standard">
      <style:paragraph-properties fo:margin-left="0.7881in" fo:line-height="115%"/>
      <style:text-properties style:font-name="Times" fo:font-size="36.0pt"/>
    </style:style>
    <style:style style:name="P13" style:family="paragraph" style:parent-style-name="Standard">
      <style:paragraph-properties fo:margin-left="0.5000in" fo:line-height="115%"/>
      <style:text-properties style:font-name="Times" fo:font-size="36.0pt"/>
    </style:style>
    <style:style style:name="P14" style:family="paragraph" style:parent-style-name="Standard">
      <style:paragraph-properties fo:margin-bottom="0.1388in" fo:line-height="115%"/>
      <style:text-properties style:font-name="Times" fo:font-size="36.0pt"/>
    </style:style>
    <style:style style:name="P15" style:family="paragraph" style:parent-style-name="Standard">
      <style:paragraph-properties fo:margin-bottom="0.1388in" fo:line-height="115%"/>
      <style:text-properties style:font-name="Times" fo:font-size="36.0pt" fo:color="#000000"/>
    </style:style>
    <style:style style:name="P1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36.0pt" fo:color="#000000"/>
    </style:style>
    <style:style style:name="P1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36.0pt" fo:color="#222222" fo:background-color="#ffffff"/>
    </style:style>
    <style:style style:name="P18"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Times" fo:font-size="36.0pt" fo:color="#222222" fo:background-color="#ffffff"/>
    </style:style>
    <style:style style:name="T1" style:family="text">
      <style:text-properties fo:font-size="12.0pt" fo:font-size-asian="12.0pt" fo:font-size-complex="12.0pt" fo:font-weight="bold" fo:font-weight-asian="bold" fo:font-weight-complex="bold" fo:letter-spacing="0.0000in"/>
    </style:style>
    <style:style style:name="T2" style:family="text">
      <style:text-properties fo:font-weight="bold" fo:font-weight-asian="bold" fo:font-weight-complex="bold" fo:letter-spacing="0.0000in"/>
    </style:style>
    <style:style style:name="T3" style:family="text">
      <style:text-properties fo:letter-spacing="0.0000in"/>
    </style:style>
    <style:style style:name="T4" style:family="text">
      <style:text-properties fo:font-style="italic" fo:font-style-asian="italic" fo:font-style-complex="italic" fo:letter-spacing="0.0000in"/>
    </style:style>
    <style:style style:name="T5" style:family="text">
      <style:text-properties fo:font-style="italic" fo:font-style-asian="italic" fo:font-style-complex="italic" style:text-underline-style="solid" fo:letter-spacing="0.0000in" fo:color="#0000ff"/>
    </style:style>
    <style:style style:name="T6" style:family="text">
      <style:text-properties fo:font-style="italic" fo:font-style-asian="italic" fo:font-style-complex="italic" fo:font-weight="bold" fo:font-weight-asian="bold" fo:font-weight-complex="bold" fo:letter-spacing="0.0000in"/>
    </style:style>
    <style:style style:name="T7" style:family="text">
      <style:text-properties fo:font-weight="bold" fo:font-weight-asian="bold" fo:font-weight-complex="bold" fo:letter-spacing="0.0000in" fo:color="#000000"/>
    </style:style>
    <style:style style:name="T8" style:family="text">
      <style:text-properties fo:font-style="italic" fo:font-style-asian="italic" fo:font-style-complex="italic" fo:letter-spacing="0.0000in" fo:color="#000000"/>
    </style:style>
    <style:style style:name="T9" style:family="text">
      <style:text-properties fo:letter-spacing="0.0000in" fo:color="#000000"/>
    </style:style>
    <style:style style:name="T10" style:family="text">
      <style:text-properties fo:font-style="italic" fo:font-style-asian="italic" fo:font-style-complex="italic"/>
    </style:style>
    <style:style style:name="T11" style:family="text">
      <style:text-properties style:text-underline-style="solid" fo:letter-spacing="0.0000in" fo:color="#0000ff"/>
    </style:style>
    <style:style style:name="T12" style:family="text">
      <style:text-properties fo:font-weight="bold" fo:font-weight-asian="bold" fo:font-weight-complex="bold"/>
    </style:style>
    <style:style style:name="T13" style:family="text">
      <style:text-properties fo:font-style="italic" fo:font-style-asian="italic" fo:font-style-complex="italic" style:text-underline-style="solid" fo:letter-spacing="0.0000in"/>
    </style:style>
    <style:style style:name="T14" style:family="text">
      <style:text-properties style:text-underline-style="solid" fo:letter-spacing="0.0000in"/>
    </style:style>
    <style:style style:name="T15" style:family="text">
      <style:text-properties style:text-underline-style="solid" fo:letter-spacing="0.0000in" fo:color="#1155c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style>
    <text:list-style style:name="L4">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H</text:span><text:span text:style-name="T2">ardwareX article template</text:span></text:p>
      <text:p text:style-name="P1"><text:span text:style-name="T3"/></text:p>
      <text:p text:style-name="P1"><text:span text:style-name="T4">[Please fill in the template below and delete all instruction text in italics before submitting</text:span><text:span text:style-name="T3">.</text:span><text:span text:style-name="T4">]</text:span></text:p>
      <text:p text:style-name="P1"><text:span text:style-name="T4"/></text:p>
      <text:p text:style-name="P1"><text:span text:style-name="T4">GENERAL INFORMATION</text:span></text:p>
      <text:p text:style-name="P1"><text:span text:style-name="T4">HardwareX is an open access journal established to promote free and open source designing, building and customizing of scientific infrastructure (hardware). For more details on best practices for sharing open hardware see </text:span><text:a xlink:type="simple" xlink:href="http://www.oshwa.org/sharing-best-practices/"><text:span text:style-name="T5">http://www.oshwa.org/sharing-best-practices/</text:span></text:a></text:p>
      <text:p text:style-name="P1"><text:span text:style-name="T3"/></text:p>
      <text:p text:style-name="P1"><text:span text:style-name="T4"/></text:p>
      <text:p text:style-name="P1"><text:span text:style-name="T4"/></text:p>
      <text:p text:style-name="P2"><text:span text:style-name="T2">Title:</text:span><text:span text:style-name="T6"><text:s/></text:span><text:span text:style-name="T4">[Max. 20 words.</text:span><text:span text:style-name="T6"><text:s/></text:span><text:span text:style-name="T4">A good title should contain the fewest possible words that adequately describe the content of a paper.] </text:span><text:span text:style-name="T3">Tote-sized Open-source Portable Incubator for In-Field Water Analysis</text:span></text:p>
      <text:p text:style-name="P2"><text:span text:style-name="T2">Authors:</text:span></text:p>
      <text:p text:style-name="P2"><text:span text:style-name="T2">Affiliations: <text:s/></text:span></text:p>
      <text:p text:style-name="P2"><text:span text:style-name="T2">Contact email:</text:span><text:span text:style-name="T4"><text:s/>[Include institutional email address of the corresponding author]</text:span></text:p>
      <text:p text:style-name="P1"><text:span text:style-name="T3"/></text:p>
      <text:p text:style-name="P3"><text:span text:style-name="T7">Abstract: </text:span><text:span text:style-name="T8">[Max. 200 words. Remember that the abstract is what readers see first in electronic abstracting &amp; indexing services. This is the advertisement of your article. Make it interesting, and easy to be understood. Be accurate and specific, keep it as brief as possible.]</text:span><text:span text:style-name="T9"><text:s/></text:span><text:span text:style-name="T3">Develop an open-source low cost and portable petrifilm incubator that will give rapid results in the field to speed up public health efforts. We have created a custom heater controller and have used off-the-shelf insulated enclosures. Open source tools ensures future proofing for easy size and use adaptation, <text:s/>providing rugged and reliable various microbe cultivation results outside of a laboratory. </text:span></text:p>
      <text:p text:style-name="P3"><text:span text:style-name="T3">- problem: how to do petrifilm incubation where there's no power grid, remote</text:span></text:p>
      <text:p text:style-name="P3"><text:span text:style-name="T3">- how it solves and adaptability for future: flexibility of size due to incubator connectors. The breadth of the design could fit into a small backpack for fieldwork in the mountains or adjusted to create larger tabletop version with many samples. </text:span></text:p>
      <text:p text:style-name="P3"><text:span text:style-name="T3">- what paper demonstrates: unit capabilities and extended use. </text:span></text:p>
      <text:p text:style-name="P3"><text:span text:style-name="T3">- how does it work: The basic system consists of a battery pack/power source, controller, and incubation chamber. The controller has a small graphical display shows temperature and is controlled with 3 switches. &lt;Robert: add info please&gt; </text:span></text:p>
      <text:p text:style-name="P4"><text:span text:style-name="T3">This project is currently seeking a new lead engineer skilled in Arduino programming and relatively simple microelectronics design. We have a working prototype that was made by hand. It is likely time to make a simple PCB design. We have functional software, but it is messy; a rewrite is needed. I believe a skilled maker could finish the project to the level of short-run mass production in a quarter of working 6-10 hours per week. We have a skilled 3D modeller available already. Significant supervision will be provided by Robert L. Read, founder of Public Invention.</text:span></text:p>
      <text:p text:style-name="P5"><text:span text:style-name="T2"/></text:p>
      <text:p text:style-name="P3"><text:span text:style-name="T3"/></text:p>
      <text:p text:style-name="P1"><text:span text:style-name="T4"/></text:p>
      <text:p text:style-name="P1"><text:span text:style-name="T2">Keywords: </text:span><text:span text:style-name="T4">[At least 3 keywords. There is no limit on the no. of keywords you can list. Please remember that effective keywords should not repeat words appearing in your title, and should be neither too general nor too narrow.]</text:span></text:p>
      <text:p text:style-name="P1"><text:span text:style-name="T4"/></text:p>
      <text:p text:style-name="P1"><text:span text:style-name="T2">Specifications table </text:span><text:span text:style-name="T4">[please fill in right-hand column of the table below]</text:span></text:p>
      <table:table table:name="Table1" table:style-name="Table1">
        <table:table-column table:style-name="TableColumn1"/>
        <table:table-column table:style-name="TableColumn1"/>
        <table:table-row>
          <table:table-cell table:style-name="TableCell1">
            <text:p text:style-name="P6"><text:span text:style-name="T3">Hardware name</text:span></text:p>
          </table:table-cell>
          <table:table-cell table:style-name="TableCell1">
            <text:p text:style-name="P6"><text:span text:style-name="T4">Please specify the name of the hardware that you invented/customized</text:span></text:p>
          </table:table-cell>
        </table:table-row>
        <table:table-row>
          <table:table-cell table:style-name="TableCell1">
            <text:p text:style-name="P6"><text:span text:style-name="T3">Subject area</text:span></text:p>
          </table:table-cell>
          <table:table-cell table:style-name="TableCell1">
            <text:p text:style-name="P6"><text:span text:style-name="T4">Please select the subject area most relevant to the original community for which this hardware was developed </text:span></text:p>
            <text:list text:style-name="L1">
              <text:list-item>
                <text:p text:style-name="P7"><text:span text:style-name="T3">Engineering and Material Science</text:span></text:p>
              </text:list-item>
              <text:list-item>
                <text:p text:style-name="P7"><text:span text:style-name="T3">Chemistry and Biochemistry</text:span></text:p>
              </text:list-item>
              <text:list-item>
                <text:p text:style-name="P7"><text:span text:style-name="T3">Medical (e.g. Pharmaceutical Science)</text:span></text:p>
              </text:list-item>
              <text:list-item>
                <text:p text:style-name="P7"><text:span text:style-name="T3">Neuroscience</text:span></text:p>
              </text:list-item>
              <text:list-item>
                <text:p text:style-name="P7"><text:span text:style-name="T3">Biological Sciences (e.g. Microbiology and Biochemistry)</text:span></text:p>
              </text:list-item>
              <text:list-item>
                <text:p text:style-name="P7"><text:span text:style-name="T3">Environmental, Planetary and Agricultural Sciences</text:span></text:p>
              </text:list-item>
              <text:list-item>
                <text:p text:style-name="P7"><text:span text:style-name="T3">Educational Tools and Open Source Alternatives to Existing Infrastructure</text:span></text:p>
              </text:list-item>
              <text:list-item>
                <text:p text:style-name="P7"><text:span text:style-name="T3">General</text:span></text:p>
              </text:list-item>
            </text:list>
          </table:table-cell>
        </table:table-row>
        <table:table-row>
          <table:table-cell table:style-name="TableCell1">
            <text:p text:style-name="P6"><text:span text:style-name="T3">Hardware type</text:span></text:p>
          </table:table-cell>
          <table:table-cell table:style-name="TableCell1">
            <text:list text:style-name="L1">
              <text:list-item>
                <text:p text:style-name="P7"><text:span text:style-name="T3">Imaging tools</text:span></text:p>
              </text:list-item>
              <text:list-item>
                <text:p text:style-name="P7"><text:span text:style-name="T3">Measuring physical properties and in-lab sensors</text:span></text:p>
              </text:list-item>
              <text:list-item>
                <text:p text:style-name="P7"><text:span text:style-name="T3">Biological sample handling and preparation</text:span></text:p>
              </text:list-item>
              <text:list-item>
                <text:p text:style-name="P7"><text:span text:style-name="T3">Field measurements and sensors</text:span></text:p>
              </text:list-item>
              <text:list-item>
                <text:p text:style-name="P7"><text:span text:style-name="T3">Electrical engineering and computer science</text:span></text:p>
              </text:list-item>
              <text:list-item>
                <text:p text:style-name="P7"><text:span text:style-name="T3">Mechanical engineering and materials science</text:span></text:p>
              </text:list-item>
              <text:list-item>
                <text:p text:style-name="P7"><text:span text:style-name="T10"/><text:span text:style-name="T4">Other [please specify]</text:span></text:p>
              </text:list-item>
            </text:list>
          </table:table-cell>
        </table:table-row>
        <table:table-row>
          <table:table-cell table:style-name="TableCell1">
            <text:p text:style-name="P6"><text:span text:style-name="T3">Open Source License</text:span></text:p>
          </table:table-cell>
          <table:table-cell table:style-name="TableCell1">
            <text:p text:style-name="P6"><text:span text:style-name="T4">Please specify the open source license. For more details see the guide to authors. </text:span></text:p>
          </table:table-cell>
        </table:table-row>
        <table:table-row>
          <table:table-cell table:style-name="TableCell1">
            <text:p text:style-name="P6"><text:span text:style-name="T3">Cost of Hardware</text:span></text:p>
          </table:table-cell>
          <table:table-cell table:style-name="TableCell1">
            <text:p text:style-name="P6"><text:span text:style-name="T4">Approximate cost of hardware (complete breakdown will be included in the Bill of Materials).</text:span></text:p>
          </table:table-cell>
        </table:table-row>
        <table:table-row>
          <table:table-cell table:style-name="TableCell1">
            <text:p text:style-name="P6"><text:span text:style-name="T3">Source File Repository</text:span></text:p>
          </table:table-cell>
          <table:table-cell table:style-name="TableCell1">
            <text:p text:style-name="P8"><text:span text:style-name="T4">DOI URL to an approved source file repository: </text:span><text:a xlink:type="simple" xlink:href="https://osf.io/wgk7q/wiki/home/"><text:span text:style-name="T5">OSF</text:span></text:a><text:span text:style-name="T4">, </text:span><text:a xlink:type="simple" xlink:href="https://data.mendeley.com"><text:span text:style-name="T5">Mendeley Data</text:span></text:a><text:span text:style-name="T4"><text:s/>or </text:span><text:a xlink:type="simple" xlink:href="https://doi.org/10.5281/zenodo.3356702"><text:span text:style-name="T5">Zenodo</text:span></text:a><text:span text:style-name="T4">. For example: </text:span><text:a xlink:type="simple" xlink:href="http://doi.org/10.17605/OSF.IO/WGK7Q"><text:span text:style-name="T11">http://doi.org/10.17605/OSF.IO/WGK7Q</text:span></text:a></text:p>
          </table:table-cell>
        </table:table-row>
      </table:table>
      <text:p text:style-name="P1"><text:span text:style-name="T3"/></text:p>
      <text:p text:style-name="P1"><text:span text:style-name="T3"/></text:p>
      <text:p text:style-name="P1"><text:span text:style-name="T4"/></text:p>
      <text:list text:style-name="L2">
        <text:list-item>
          <text:p text:style-name="P9"><text:span text:style-name="T12"/><text:span text:style-name="T2">Hardware in context</text:span></text:p>
        </text:list-item>
      </text:list>
      <text:p text:style-name="P1"><text:span text:style-name="T4">[Include a short description of the hardware, putting into context of similar open hardware and proprietary equipment in the field.]</text:span></text:p>
      <text:p text:style-name="P10"><text:span text:style-name="T4"/></text:p>
      <text:list text:style-name="L2">
        <text:list-item>
          <text:p text:style-name="P9"><text:span text:style-name="T12"/><text:span text:style-name="T2">Hardware description. </text:span></text:p>
        </text:list-item>
      </text:list>
      <text:p text:style-name="P10"><text:span text:style-name="T4"/></text:p>
      <text:p text:style-name="P1"><text:span text:style-name="T4">[Describe the hardware, highlighting the customization rather than the steps of the procedure. Highlight how it differs/which advantage it offers over pre-existing methods. For example, how could this hardware: be compared to other hardware in terms of cost or ease of use, be used in the development of further designs in a particular area, and so on. ]</text:span></text:p>
      <text:p text:style-name="P1"><text:span text:style-name="T4">[Add 3-5 bulleted points to broadly explain to other researchers how the hardware could be potentially useful to them, for either standard or novel laboratory tasks, inside or outside of the original user community.]</text:span></text:p>
      <text:list text:style-name="L1">
        <text:list-item>
          <text:p text:style-name="P9"><text:span text:style-name="T3"><text:s/>…</text:span></text:p>
        </text:list-item>
        <text:list-item>
          <text:p text:style-name="P9"><text:span text:style-name="T3">…</text:span></text:p>
        </text:list-item>
        <text:list-item>
          <text:p text:style-name="P9"><text:span text:style-name="T3">…</text:span></text:p>
        </text:list-item>
      </text:list>
      <text:p text:style-name="P1"><text:span text:style-name="T4"/></text:p>
      <text:list text:style-name="L2">
        <text:list-item>
          <text:p text:style-name="P9"><text:span text:style-name="T12"/><text:span text:style-name="T2">Design files </text:span></text:p>
        </text:list-item>
      </text:list>
      <text:p text:style-name="P1"><text:span text:style-name="T4">[The complete design files must be either uploaded to an approved online repository, uploaded at the time of submission on the online Elsevier submission interface as supplementary materials (CAD files, videos…), or included in the body of the manuscript (e.g. figures). The approved online repositories include </text:span><text:a xlink:type="simple" xlink:href="https://data.mendeley.com/"><text:span text:style-name="T5">Mendeley Data</text:span></text:a><text:span text:style-name="T4"><text:s/>(</text:span><text:a xlink:type="simple" xlink:href="https://doi.org/10.5281/zenodo.3346799"><text:span text:style-name="T5">instructions</text:span></text:a><text:span text:style-name="T4">), the </text:span><text:a xlink:type="simple" xlink:href="https://osf.io/"><text:span text:style-name="T5">Open Science Framework</text:span></text:a><text:span text:style-name="T4"><text:s/>(</text:span><text:a xlink:type="simple" xlink:href="https://osf.io/wgk7q/wiki/home/"><text:span text:style-name="T5">instructions</text:span></text:a><text:span text:style-name="T4">), and </text:span><text:a xlink:type="simple" xlink:href="https://zenodo.org"><text:span text:style-name="T5">Zenodo</text:span></text:a><text:span text:style-name="T4"><text:s/>(</text:span><text:a xlink:type="simple" xlink:href="https://doi.org/10.5281/zenodo.3346799"><text:span text:style-name="T5">instructions</text:span></text:a><text:span text:style-name="T4">).] </text:span></text:p>
      <text:p text:style-name="P1"><text:span text:style-name="T4"/></text:p>
      <text:p text:style-name="P1"><text:span text:style-name="T13">CAD files:</text:span><text:span text:style-name="T4"><text:s/>Authors are encouraged to use free and open source software packages for creating the files. For CAD files, </text:span><text:a xlink:type="simple" xlink:href="http://www.openscad.org/"><text:span text:style-name="T5">OpenSCAD</text:span></text:a><text:span text:style-name="T4">, </text:span><text:a xlink:type="simple" xlink:href="http://www.freecadweb.org/"><text:span text:style-name="T5">FreeCAD</text:span></text:a><text:span text:style-name="T4">, or </text:span><text:a xlink:type="simple" xlink:href="https://www.blender.org/"><text:span text:style-name="T5">Blender </text:span></text:a><text:span text:style-name="T4">are encouraged, but if not available source files from proprietary CAD packages such as Autocad or Solidworks and other drawing packages are acceptable. </text:span></text:p>
      <text:p text:style-name="P1"><text:span text:style-name="T4"/></text:p>
      <text:p text:style-name="P1"><text:span text:style-name="T13">3D printing.</text:span><text:span text:style-name="T4"><text:s/>Supplementary files that facilitate the digital replication of the devices are encouraged. For example, STL files for 3-D printing components. We recommend uploading CAD files to the </text:span><text:a xlink:type="simple" xlink:href="http://3dprint.nih.gov/"><text:span text:style-name="T5">NIH 3D Print Exchange</text:span></text:a><text:span text:style-name="T4"><text:s/>as Custom Labware and providing a link to the location. </text:span></text:p>
      <text:p text:style-name="P1"><text:span text:style-name="T4"/></text:p>
      <text:p text:style-name="P1"><text:span text:style-name="T13">Electronics</text:span><text:span text:style-name="T4">: PCB layouts and other electronics design files can be uploaded to the </text:span><text:a xlink:type="simple" xlink:href="http://www.ohwr.org/"><text:span text:style-name="T5">Open Hardware Repository</text:span></text:a><text:span text:style-name="T4"> or other repositories .] </text:span></text:p>
      <text:p text:style-name="P1"><text:span text:style-name="T2"/></text:p>
      <text:p text:style-name="P1"><text:span text:style-name="T13">Software and firmware</text:span><text:span text:style-name="T2">: </text:span><text:span text:style-name="T4">All software files used in the design and operation of the hardware should be included in the repository. Provide a description of software and firmware and use extensive comments in the code.</text:span></text:p>
      <text:p text:style-name="P1"><text:span text:style-name="T2"/></text:p>
      <text:p text:style-name="P1"><text:span text:style-name="T2">Design Files Summary</text:span><text:span text:style-name="T3"> </text:span><text:span text:style-name="T4">[Please include a summary of all design files for your hardware by filling rows of the table below]</text:span></text:p>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6"><text:span text:style-name="T3">Design file name</text:span></text:p>
          </table:table-cell>
          <table:table-cell table:style-name="TableCell1">
            <text:p text:style-name="P6"><text:span text:style-name="T3">File type</text:span></text:p>
          </table:table-cell>
          <table:table-cell table:style-name="TableCell1">
            <text:p text:style-name="P6"><text:span text:style-name="T3">Open source license</text:span></text:p>
          </table:table-cell>
          <table:table-cell table:style-name="TableCell1">
            <text:p text:style-name="P6"><text:span text:style-name="T3">Location of the file </text:span></text:p>
          </table:table-cell>
        </table:table-row>
        <table:table-row>
          <table:table-cell table:style-name="TableCell1">
            <text:p text:style-name="P6"><text:span text:style-name="T4">Design file 1</text:span></text:p>
          </table:table-cell>
          <table:table-cell table:style-name="TableCell1">
            <text:p text:style-name="P6"><text:span text:style-name="T4">e.g., CAD files, figures, videos</text:span></text:p>
          </table:table-cell>
          <table:table-cell table:style-name="TableCell1">
            <text:p text:style-name="P6"><text:span text:style-name="T4">All designs must be submitted under an open hardware license. Enter the corresponding open source license for the file.</text:span></text:p>
          </table:table-cell>
          <table:table-cell table:style-name="TableCell1">
            <text:p text:style-name="P6"><text:span text:style-name="T4">Enter a link to the online location or the sentence: "available with the article", as appropriate</text:span></text:p>
          </table:table-cell>
        </table:table-row>
        <table:table-row>
          <table:table-cell table:style-name="TableCell1">
            <text:p text:style-name="P6"><text:span text:style-name="T4">Design file 2</text:span></text:p>
          </table:table-cell>
          <table:table-cell table:style-name="TableCell1">
            <text:p text:style-name="P6"><text:span text:style-name="T3">`</text:span></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
      <text:p text:style-name="P1"><text:span text:style-name="T4"><text:s/></text:span></text:p>
      <text:p text:style-name="P1"><text:span text:style-name="T4"><text:s/>[For each design file listed in the summary above, include a short description of the file below (one or two sentences):]</text:span></text:p>
      <text:p text:style-name="P10"><text:span text:style-name="T2"/></text:p>
      <text:p text:style-name="P1"><text:span text:style-name="T3"/></text:p>
      <text:list text:style-name="L2">
        <text:list-item>
          <text:p text:style-name="P9"><text:span text:style-name="T12"/><text:span text:style-name="T2">Bill of Materials</text:span></text:p>
        </text:list-item>
      </text:list>
      <text:p text:style-name="P1"><text:span text:style-name="T2"/></text:p>
      <text:p text:style-name="P1"><text:span text:style-name="T4">[For a complex Bill of Materials, the complete Bill of Materials (editable spreadsheet file e.g., ODS file type or PDF file) can be uploaded in an open access online location such as the </text:span><text:a xlink:type="simple" xlink:href="https://osf.io/"><text:span text:style-name="T5">Open Science Framework</text:span></text:a><text:span text:style-name="T4"> repository. Include the link here. Alternatively, the Bill of Materials can be uploaded at the time of submission on the online Elsevier submission interface as supplementary material.]</text:span></text:p>
      <text:p text:style-name="P1"><text:span text:style-name="T2">Bill of Materials </text:span><text:span text:style-name="T4">[Please include a summary of all components for your hardware by filling rows of the table below].</text:span></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6"><text:span text:style-name="T3">Designator</text:span></text:p>
          </table:table-cell>
          <table:table-cell table:style-name="TableCell1">
            <text:p text:style-name="P6"><text:span text:style-name="T3">Component </text:span></text:p>
          </table:table-cell>
          <table:table-cell table:style-name="TableCell1">
            <text:p text:style-name="P6"><text:span text:style-name="T3">Number</text:span></text:p>
          </table:table-cell>
          <table:table-cell table:style-name="TableCell1">
            <text:p text:style-name="P6"><text:span text:style-name="T3">Cost per unit -currency</text:span></text:p>
          </table:table-cell>
          <table:table-cell table:style-name="TableCell1">
            <text:p text:style-name="P6"><text:span text:style-name="T3">Total cost -</text:span></text:p>
            <text:p text:style-name="P6"><text:span text:style-name="T3">currency</text:span></text:p>
          </table:table-cell>
          <table:table-cell table:style-name="TableCell1">
            <text:p text:style-name="P6"><text:span text:style-name="T3">Source of materials</text:span></text:p>
          </table:table-cell>
          <table:table-cell table:style-name="TableCell1">
            <text:p text:style-name="P6"><text:span text:style-name="T3">Material type</text:span></text:p>
          </table:table-cell>
        </table:table-row>
        <table:table-row>
          <table:table-cell table:style-name="TableCell1">
            <text:p text:style-name="P6"><text:span text:style-name="T4">To make it easy to tell which item in the Bill of Materials corresponds to which component in your design file(s), use matching designators in both places, or otherwise explain the correspondence.</text:span></text:p>
          </table:table-cell>
          <table:table-cell table:style-name="TableCell1">
            <text:p text:style-name="P6"><text:span text:style-name="T4">Name of Component 1</text:span></text:p>
          </table:table-cell>
          <table:table-cell table:style-name="TableCell1">
            <text:p text:style-name="P6"><text:span text:style-name="T4">Number of units</text:span></text:p>
          </table:table-cell>
          <table:table-cell table:style-name="TableCell1">
            <text:p text:style-name="P6"><text:span text:style-name="T4">Cost per unit </text:span></text:p>
          </table:table-cell>
          <table:table-cell table:style-name="TableCell1">
            <text:p text:style-name="P6"><text:span text:style-name="T4">Total cost </text:span></text:p>
          </table:table-cell>
          <table:table-cell table:style-name="TableCell1">
            <text:p text:style-name="P6"><text:span text:style-name="T4">If possible include direct links to purchase component parts </text:span></text:p>
          </table:table-cell>
          <table:table-cell table:style-name="TableCell1">
            <text:p text:style-name="P6"><text:span text:style-name="T4">Select from: </text:span></text:p>
            <text:p text:style-name="P6"><text:span text:style-name="T4">Metal</text:span></text:p>
            <text:p text:style-name="P6"><text:span text:style-name="T4">semi-conductor</text:span></text:p>
            <text:p text:style-name="P6"><text:span text:style-name="T4">Ceramic</text:span></text:p>
            <text:p text:style-name="P6"><text:span text:style-name="T4">Polymer</text:span></text:p>
            <text:p text:style-name="P6"><text:span text:style-name="T4">Biomaterial</text:span></text:p>
            <text:p text:style-name="P6"><text:span text:style-name="T4">Organic</text:span></text:p>
            <text:p text:style-name="P6"><text:span text:style-name="T4">Inorganic</text:span></text:p>
            <text:p text:style-name="P6"><text:span text:style-name="T4">Composite</text:span></text:p>
            <text:p text:style-name="P6"><text:span text:style-name="T4">Nanomaterial</text:span></text:p>
            <text:p text:style-name="P6"><text:span text:style-name="T4">Semiconductor</text:span></text:p>
            <text:p text:style-name="P6"><text:span text:style-name="T4">Non-specific</text:span></text:p>
            <text:p text:style-name="P6"><text:span text:style-name="T4">Other </text:span></text:p>
          </table:table-cell>
        </table:table-row>
        <table:table-row>
          <table:table-cell table:style-name="TableCell1">
            <text:p text:style-name="P6"><text:span text:style-name="T4"/></text:p>
          </table:table-cell>
          <table:table-cell table:style-name="TableCell1">
            <text:p text:style-name="P6"><text:span text:style-name="T4">Name of Component 2</text:span></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row>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cell table:style-name="TableCell1">
            <text:p text:style-name="P6"><text:span text:style-name="T3"/></text:p>
          </table:table-cell>
        </table:table-row>
      </table:table>
      <text:p text:style-name="P1"><text:span text:style-name="T4"/></text:p>
      <text:p text:style-name="P1"><text:span text:style-name="T4">[Provide additional description of the Materials used here:] </text:span></text:p>
      <text:p text:style-name="P1"><text:span text:style-name="T2"/></text:p>
      <text:list text:style-name="L2">
        <text:list-item>
          <text:p text:style-name="P9"><text:span text:style-name="T12"/><text:span text:style-name="T2">Build Instructions </text:span><text:span text:style-name="T4">[Provide detailed, step by step instructions for the construction of the reported hardware:</text:span></text:p>
        </text:list-item>
      </text:list>
      <text:list text:style-name="L1">
        <text:list-item>
          <text:p text:style-name="P9"><text:span text:style-name="T10"/><text:span text:style-name="T4">Include all necessary information for reproducing the submitted hardware.</text:span></text:p>
        </text:list-item>
        <text:list-item>
          <text:p text:style-name="P9"><text:span text:style-name="T10"/><text:span text:style-name="T4">Explain and, when possible, characterize design decisions. Including design alternatives if they exist.</text:span></text:p>
        </text:list-item>
        <text:list-item>
          <text:p text:style-name="P9"><text:span text:style-name="T10"/><text:span text:style-name="T4">Use visual instructions such as schematics, images, and videos.</text:span></text:p>
        </text:list-item>
        <text:list-item>
          <text:p text:style-name="P9"><text:span text:style-name="T10"/><text:span text:style-name="T4">Clearly reference design files and component parts described in the </text:span><text:span text:style-name="T2">Design File Summary</text:span><text:span text:style-name="T4"><text:s/>and </text:span><text:span text:style-name="T2">Bill of Materials</text:span><text:span text:style-name="T3">.</text:span></text:p>
        </text:list-item>
        <text:list-item>
          <text:p text:style-name="P9"><text:span text:style-name="T10"/><text:span text:style-name="T4">Highlight potential safety concerns that may arise.] </text:span></text:p>
        </text:list-item>
      </text:list>
      <text:p text:style-name="P10"><text:span text:style-name="T2"/></text:p>
      <text:list text:style-name="L2">
        <text:list-item>
          <text:p text:style-name="P9"><text:span text:style-name="T12"/><text:span text:style-name="T2">Operation Instructions </text:span><text:span text:style-name="T4">[Provide detailed instructions for the safe and proper operation of the hardware. </text:span></text:p>
        </text:list-item>
      </text:list>
      <text:list text:style-name="L1">
        <text:list-item>
          <text:p text:style-name="P9"><text:span text:style-name="T10"/><text:span text:style-name="T4">Step-by-step operational instructions for operating the hardware.</text:span></text:p>
        </text:list-item>
        <text:list-item>
          <text:p text:style-name="P9"><text:span text:style-name="T10"/><text:span text:style-name="T4">Use visual instructions as necessary.</text:span></text:p>
        </text:list-item>
        <text:list-item>
          <text:p text:style-name="P9"><text:span text:style-name="T10"/><text:span text:style-name="T4">Highlight potential safety hazards.] </text:span></text:p>
        </text:list-item>
      </text:list>
      <text:p text:style-name="P11"><text:span text:style-name="T2"/></text:p>
      <text:list text:style-name="L2">
        <text:list-item>
          <text:p text:style-name="P9"><text:span text:style-name="T12"/><text:span text:style-name="T2">Validation and Characterization </text:span><text:span text:style-name="T4">[Demonstrate the operation of the hardware and characterize its performance over relevant critical metrics:</text:span></text:p>
        </text:list-item>
      </text:list>
      <text:list text:style-name="L1">
        <text:list-item>
          <text:p text:style-name="P9"><text:span text:style-name="T10"/><text:span text:style-name="T4">Demonstrate the use of the hardware for a relevant use case.</text:span></text:p>
        </text:list-item>
        <text:list-item>
          <text:p text:style-name="P9"><text:span text:style-name="T10"/><text:span text:style-name="T4">If possible, characterize performance of the hardware over operational parameters.</text:span></text:p>
        </text:list-item>
        <text:list-item>
          <text:p text:style-name="P9"><text:span text:style-name="T10"/><text:span text:style-name="T4">Create a bulleted list that describes the capabilities (and limitations) of the hardware. For example consider descriptions of load, operation time, spin speed, coefficient of variation, accuracy, precision and etc.</text:span></text:p>
        </text:list-item>
      </text:list>
      <text:p text:style-name="P12"><text:span text:style-name="T2"/></text:p>
      <text:list text:style-name="L2">
        <text:list-item>
          <text:p text:style-name="P9"><text:span text:style-name="T12"/><text:span text:style-name="T2">Declaration of interest </text:span><text:span text:style-name="T4">[a statement must be included even if there is no conflict of interest]</text:span></text:p>
        </text:list-item>
      </text:list>
      <text:p text:style-name="P13"><text:span text:style-name="T2"/></text:p>
      <text:p text:style-name="P13"><text:span text:style-name="T4">All authors must disclose any financial and personal relationships with other people or organizations that could inappropriately influence (bias) their work. Examples of potential conflicts of interest include employment, consultancies, stock ownership, honoraria, paid expert testimony, patent applications/registrations, and grants or other funding. Authors must disclose any interests in a summary declaration of interest statement in the manuscript file. If there are no interests to declare then please state this: 'Declarations of interest: none'. This summary statement will be ultimately published if the article is accepted. </text:span><text:a xlink:type="simple" xlink:href="http://service.elsevier.com/app/answers/detail/a_id/286/supporthub/publishing"><text:span text:style-name="T5">More information</text:span></text:a><text:span text:style-name="T3">.</text:span></text:p>
      <text:p text:style-name="P13"><text:span text:style-name="T3"/></text:p>
      <text:list text:style-name="L2">
        <text:list-item>
          <text:p text:style-name="P9"><text:span text:style-name="T12"/><text:span text:style-name="T2">Human and animal rights </text:span><text:span text:style-name="T4">[If the work involves the use of human subjects, the author should ensure that the work described has been carried out in accordance with the appropriate ethical guidelines. </text:span></text:p>
        </text:list-item>
      </text:list>
      <text:p text:style-name="P13"><text:span text:style-name="T3"><text:line-break/></text:span><text:span text:style-name="T4">If the work involves the use of human subjects, the author should ensure that the work described has been carried out in accordance with </text:span><text:a xlink:type="simple" xlink:href="https://www.wma.net/policies-post/wma-declaration-of-helsinki-ethical-principles-for-medical-research-involving-human-subjects/"><text:span text:style-name="T5">The Code of Ethics of the World Medical Association</text:span></text:a><text:span text:style-name="T4"><text:s/>(Declaration of Helsinki) for experiments involving humans; </text:span><text:a xlink:type="simple" xlink:href="http://www.icmje.org"><text:span text:style-name="T5">Uniform Requirements for manuscripts submitted to Biomedical journals</text:span></text:a><text:span text:style-name="T4">. Authors should include a statement in the manuscript that informed consent was obtained for experimentation with human subjects. The privacy rights of human subjects must always be observed.</text:span></text:p>
      <text:p text:style-name="P13"><text:span text:style-name="T4">All animal experiments should comply with the </text:span><text:a xlink:type="simple" xlink:href="http://www.nc3rs.org.uk/page.asp?id=1357"><text:span text:style-name="T5">ARRIVE guidelines</text:span></text:a><text:span text:style-name="T4"><text:s/>and should be carried out in accordance with the U.K. Animals (Scientific Procedures) Act, 1986 and associated guidelines, </text:span><text:a xlink:type="simple" xlink:href="http://ec.europa.eu/environment/chemicals/lab_animals/legislation_en.htm"><text:span text:style-name="T5">EU Directive 2010/63/EU for animal experiments</text:span></text:a><text:span text:style-name="T4">, or the National Institutes of Health guide for the care and use of Laboratory animals (NIH Publications No. 8023, revised 1978) and the authors should clearly indicate in the manuscript that such guidelines have been followed.</text:span></text:p>
      <text:p text:style-name="P13"><text:span text:style-name="T2"/></text:p>
      <text:p text:style-name="P1"><text:span text:style-name="T3"/></text:p>
      <text:p text:style-name="P1"><text:span text:style-name="T4"/></text:p>
      <text:p text:style-name="P1"><text:span text:style-name="T3"/></text:p>
      <text:p text:style-name="P1"><text:span text:style-name="T2">References: </text:span><text:span text:style-name="T4">[Include at least one reference, to the original publication of the hardware you customized. Include other references as required. Include references to put your device in context in the literature. For more information on the reference format in HardwareX please see the Guide for Authors at: </text:span><text:a xlink:type="simple" xlink:href="https://www.elsevier.com/journals/hardwarex/2468-0672/guide-for-authors"><text:span text:style-name="T5">https://www.elsevier.com/journals/hardwarex/2468-0672/guide-for-authors</text:span></text:a><text:span text:style-name="T4">]</text:span></text:p>
      <text:p text:style-name="P14"><text:span text:style-name="T4"/></text:p>
      <text:p text:style-name="P14"><text:span text:style-name="T4"/></text:p>
      <text:p text:style-name="P3"><text:span text:style-name="T3">_____________________________________________________________________________________</text:span></text:p>
      <text:p text:style-name="P15"><text:span text:style-name="T14">Additional Information for authors.</text:span><text:span text:style-name="T2"><text:s/></text:span><text:span text:style-name="T3">(do not include these lines in your submission)</text:span></text:p>
      <text:p text:style-name="P15"><text:span text:style-name="T2">Author manuscript checklist</text:span></text:p>
      <text:list text:style-name="L3">
        <text:list-item>
          <text:p text:style-name="P16"><text:span text:style-name="T3">HardwareX is a journal dedicated to the exhaustive and fully open source communication of advances in scientific infrastructure. </text:span><text:span text:style-name="T14">Upon submission the author declares that all information necessary to reproduce the subject of the submission (e.g. bill of materials, build instructions, calibration procedures, source files, code, and safety considerations) is communicated in full and is accessible for use under an open source license.</text:span><text:span text:style-name="T3"><text:s/></text:span></text:p>
        </text:list-item>
      </text:list>
      <text:p text:style-name="P3"><text:span text:style-name="T2"/></text:p>
      <text:list text:style-name="L3">
        <text:list-item>
          <text:p text:style-name="P17"><text:span text:style-name="T3">Is the subject of the submission under an open source license - as defined by the </text:span><text:a xlink:type="simple" xlink:href="http://www.oshwa.org/definition/"><text:span text:style-name="T15">Open Source Hardware definition</text:span></text:a><text:span text:style-name="T3">?</text:span></text:p>
        </text:list-item>
      </text:list>
      <text:p text:style-name="P3"><text:span text:style-name="T3"/></text:p>
      <text:list text:style-name="L3">
        <text:list-item>
          <text:p text:style-name="P17"><text:span text:style-name="T3">Can the hardware be reproduced with the details provided in the submission?</text:span></text:p>
        </text:list-item>
      </text:list>
      <text:p text:style-name="P3"><text:span text:style-name="T3"/></text:p>
      <text:list text:style-name="L4">
        <text:list-item>
          <text:p text:style-name="P17"><text:span text:style-name="T3">Are all relevant design files available on Mendeley Data, the Open Science Framework, or Zenodo repositories, described in the Summary of Design Files document, and clearly documented? (e.g. descriptive file names, commented code, labeled images, etc.) </text:span></text:p>
          <text:list>
            <text:list-item>
              <text:p text:style-name="P18"><text:span text:style-name="T3">If in the Open Science Framework, the repository has be registered? </text:span><text:a xlink:type="simple" xlink:href="https://osf.io/wgk7q/wiki/home/"><text:span text:style-name="T11">Instructions</text:span></text:a></text:p>
            </text:list-item>
            <text:list-item>
              <text:p text:style-name="P18"><text:span text:style-name="T3">If in Zenodo, the repository is open access and is published? </text:span><text:a xlink:type="simple" xlink:href="https://doi.org/10.5281/zenodo.3346799"><text:span text:style-name="T11">Instructions</text:span></text:a></text:p>
            </text:list-item>
            <text:list-item>
              <text:p text:style-name="P18"><text:span text:style-name="T3">If in Mendeley Data, the repository is published or the sharable link was included in the additional information of the Editorial Submission interface? </text:span><text:a xlink:type="simple" xlink:href="https://doi.org/10.5281/zenodo.3346799"><text:span text:style-name="T11">Instructions</text:span></text:a></text:p>
            </text:list-item>
          </text:list>
        </text:list-item>
      </text:list>
      <text:p text:style-name="P3"><text:span text:style-name="T3"/></text:p>
      <text:list text:style-name="L3">
        <text:list-item>
          <text:p text:style-name="P17"><text:span text:style-name="T3">Are visual instructions used when necessary?</text:span></text:p>
        </text:list-item>
      </text:list>
      <text:p text:style-name="P3"><text:span text:style-name="T3"/></text:p>
      <text:list text:style-name="L3">
        <text:list-item>
          <text:p text:style-name="P17"><text:span text:style-name="T3">Is the utility of the hardware to the scientific community?</text:span></text:p>
        </text:list-item>
      </text:list>
      <text:p text:style-name="P3"><text:span text:style-name="T3"/></text:p>
      <text:list text:style-name="L3">
        <text:list-item>
          <text:p text:style-name="P17"><text:span text:style-name="T3">Is the performance of the hardware adequately demonstrated and characterized?</text:span></text:p>
        </text:list-item>
      </text:list>
      <text:p text:style-name="P3"><text:span text:style-name="T3"/></text:p>
      <text:list text:style-name="L3">
        <text:list-item>
          <text:p text:style-name="P17"><text:span text:style-name="T3">Are all potential safety concerns addressed?</text:span></text:p>
        </text:list-item>
      </text:list>
      <text:p text:style-name="P3"><text:span text:style-name="T3"/></text:p>
      <text:list text:style-name="L3">
        <text:list-item>
          <text:p text:style-name="P16"><text:span text:style-name="T3">For more information on the article template consult the </text:span><text:a xlink:type="simple" xlink:href="https://www.elsevier.com/journals/hardwarex/2468-0672/guide-for-authors"><text:span text:style-name="T15">Guide to Authors</text:span></text:a><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2</meta:generator>
    <meta:initial-creator>Reed Elsevier</meta:initial-creator>
  </office:meta>
</office:document-meta>
</file>